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rsid="001bb7f3" officeooo:paragraph-rsid="0020a51b"/>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rsid="001cfa58" officeooo:paragraph-rsid="001e0326"/>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rsid="0020a51b" officeooo:paragraph-rsid="0020a51b"/>
    </style:style>
    <style:style style:name="P4" style:family="paragraph" style:parent-style-name="Standard">
      <style:paragraph-properties fo:margin-left="0in" fo:margin-right="0in" fo:margin-top="0in" fo:margin-bottom="0in" loext:contextual-spacing="false" fo:text-align="start" style:justify-single-word="false" fo:text-indent="0in" style:auto-text-indent="false" fo:keep-with-next="always"/>
      <style:text-properties officeooo:rsid="001ac165" officeooo:paragraph-rsid="001ac165"/>
    </style:style>
    <style:style style:name="P5" style:family="paragraph" style:parent-style-name="Standard">
      <style:paragraph-properties fo:margin-left="0in" fo:margin-right="0in" fo:margin-top="0in" fo:margin-bottom="0in" loext:contextual-spacing="false" fo:text-align="start" style:justify-single-word="false" fo:text-indent="0in" style:auto-text-indent="false" fo:keep-with-next="always"/>
      <style:text-properties officeooo:rsid="001bb7f3" officeooo:paragraph-rsid="001bb7f3"/>
    </style:style>
    <style:style style:name="P6" style:family="paragraph" style:parent-style-name="Standard">
      <style:paragraph-properties fo:margin-left="0in" fo:margin-right="0in" fo:margin-top="0in" fo:margin-bottom="0in" loext:contextual-spacing="false" fo:text-align="start" style:justify-single-word="false" fo:text-indent="0in" style:auto-text-indent="false" fo:keep-with-next="always"/>
      <style:text-properties officeooo:rsid="001bb7f3" officeooo:paragraph-rsid="0020a51b"/>
    </style:style>
    <style:style style:name="P7" style:family="paragraph" style:parent-style-name="Standard">
      <style:paragraph-properties fo:margin-left="0in" fo:margin-right="0in" fo:margin-top="0in" fo:margin-bottom="0in" loext:contextual-spacing="false" fo:text-align="start" style:justify-single-word="false" fo:text-indent="0in" style:auto-text-indent="false" fo:keep-with-next="always"/>
      <style:text-properties officeooo:rsid="001cfa58" officeooo:paragraph-rsid="001cfa58"/>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fo:keep-with-next="always"/>
      <style:text-properties officeooo:rsid="001cfa58" officeooo:paragraph-rsid="001e0326"/>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fo:keep-with-next="always"/>
      <style:text-properties fo:font-style="normal" officeooo:rsid="001bb7f3" officeooo:paragraph-rsid="00224873" style:font-style-asian="normal" style:font-style-complex="normal"/>
    </style:style>
    <style:style style:name="P10" style:family="paragraph" style:parent-style-name="Standard">
      <style:paragraph-properties fo:margin-left="0in" fo:margin-right="0in" fo:margin-top="0in" fo:margin-bottom="0in" loext:contextual-spacing="false" fo:text-align="start" style:justify-single-word="false" fo:text-indent="0in" style:auto-text-indent="false" fo:keep-with-next="always"/>
      <style:text-properties fo:font-style="normal" style:text-underline-style="none" officeooo:rsid="001cfa58" officeooo:paragraph-rsid="001cfa58" style:font-style-asian="normal" style:font-style-complex="normal"/>
    </style:style>
    <style:style style:name="P11" style:family="paragraph" style:parent-style-name="Standard">
      <style:paragraph-properties fo:margin-left="0in" fo:margin-right="0in" fo:margin-top="0in" fo:margin-bottom="0in" loext:contextual-spacing="false" fo:text-align="start" style:justify-single-word="false" fo:text-indent="0in" style:auto-text-indent="false" fo:keep-with-next="always"/>
      <style:text-properties fo:font-style="normal" style:text-underline-style="none" officeooo:rsid="001cfa58" officeooo:paragraph-rsid="00224873" style:font-style-asian="normal" style:font-style-complex="normal"/>
    </style:style>
    <style:style style:name="P12" style:family="paragraph" style:parent-style-name="Standard">
      <style:paragraph-properties fo:margin-left="0in" fo:margin-right="0in" fo:margin-top="0in" fo:margin-bottom="0in" loext:contextual-spacing="false" fo:text-align="start" style:justify-single-word="false" fo:text-indent="0in" style:auto-text-indent="false" fo:keep-with-next="always"/>
      <style:text-properties fo:font-style="normal" style:text-underline-style="none" officeooo:rsid="001e0326" officeooo:paragraph-rsid="001cfa58" style:font-style-asian="normal" style:font-style-complex="normal"/>
    </style:style>
    <style:style style:name="P13" style:family="paragraph" style:parent-style-name="Standard">
      <style:paragraph-properties fo:margin-left="0in" fo:margin-right="0in" fo:margin-top="0in" fo:margin-bottom="0in" loext:contextual-spacing="false" fo:text-align="start" style:justify-single-word="false" fo:text-indent="0in" style:auto-text-indent="false" fo:keep-with-next="always"/>
      <style:text-properties fo:font-style="normal" style:text-underline-style="none" officeooo:rsid="001e0326" officeooo:paragraph-rsid="001e0326" style:font-style-asian="normal" style:font-style-complex="normal"/>
    </style:style>
    <style:style style:name="P14" style:family="paragraph" style:parent-style-name="Standard">
      <style:paragraph-properties fo:margin-left="0in" fo:margin-right="0in" fo:margin-top="0in" fo:margin-bottom="0in" loext:contextual-spacing="false" fo:text-align="start" style:justify-single-word="false" fo:text-indent="0in" style:auto-text-indent="false" fo:keep-with-next="always"/>
      <style:text-properties fo:font-style="normal" style:text-underline-style="none" officeooo:rsid="001e0326" officeooo:paragraph-rsid="00224873" style:font-style-asian="normal" style:font-style-complex="normal"/>
    </style:style>
    <style:style style:name="P15" style:family="paragraph" style:parent-style-name="Standard">
      <style:paragraph-properties fo:margin-left="0in" fo:margin-right="0in" fo:margin-top="0in" fo:margin-bottom="0in" loext:contextual-spacing="false" fo:text-align="start" style:justify-single-word="false" fo:text-indent="0in" style:auto-text-indent="false" fo:keep-with-next="always"/>
      <style:text-properties fo:font-style="normal" style:text-underline-style="none" officeooo:rsid="001e0326" officeooo:paragraph-rsid="0023e2ed" style:font-style-asian="normal" style:font-style-complex="normal"/>
    </style:style>
    <style:style style:name="P16" style:family="paragraph" style:parent-style-name="Standard">
      <style:paragraph-properties fo:margin-left="0in" fo:margin-right="0in" fo:margin-top="0in" fo:margin-bottom="0in" loext:contextual-spacing="false" fo:text-align="start" style:justify-single-word="false" fo:text-indent="0in" style:auto-text-indent="false" fo:keep-with-next="always"/>
      <style:text-properties fo:font-style="normal" style:text-underline-style="none" officeooo:rsid="0020a51b" officeooo:paragraph-rsid="0020a51b" style:font-style-asian="normal" style:font-style-complex="normal"/>
    </style:style>
    <style:style style:name="P17" style:family="paragraph" style:parent-style-name="Standard">
      <style:paragraph-properties fo:margin-left="0in" fo:margin-right="0in" fo:margin-top="0in" fo:margin-bottom="0in" loext:contextual-spacing="false" fo:text-align="start" style:justify-single-word="false" fo:text-indent="0in" style:auto-text-indent="false" fo:keep-with-next="always"/>
      <style:text-properties fo:font-style="normal" style:text-underline-style="none" officeooo:rsid="001bb7f3" officeooo:paragraph-rsid="00224873" style:font-style-asian="normal" style:font-style-complex="normal"/>
    </style:style>
    <style:style style:name="P18" style:family="paragraph" style:parent-style-name="Standard">
      <style:paragraph-properties fo:margin-left="0in" fo:margin-right="0in" fo:margin-top="0in" fo:margin-bottom="0in" loext:contextual-spacing="false" fo:text-align="start" style:justify-single-word="false" fo:text-indent="0in" style:auto-text-indent="false" fo:keep-with-next="always"/>
      <style:text-properties style:text-underline-style="none" officeooo:rsid="001bb7f3" officeooo:paragraph-rsid="001ac165"/>
    </style:style>
    <style:style style:name="P19" style:family="paragraph" style:parent-style-name="Standard">
      <style:paragraph-properties fo:margin-left="0in" fo:margin-right="0in" fo:margin-top="0in" fo:margin-bottom="0in" loext:contextual-spacing="false" fo:text-align="start" style:justify-single-word="false" fo:text-indent="0in" style:auto-text-indent="false" fo:keep-with-next="always"/>
      <style:text-properties officeooo:rsid="001bb7f3" officeooo:paragraph-rsid="001ac165"/>
    </style:style>
    <style:style style:name="P20" style:family="paragraph" style:parent-style-name="Standard">
      <style:paragraph-properties fo:margin-left="0in" fo:margin-right="0in" fo:margin-top="0in" fo:margin-bottom="0in" loext:contextual-spacing="false" fo:text-align="start" style:justify-single-word="false" fo:text-indent="0in" style:auto-text-indent="false" fo:keep-with-next="always"/>
      <style:text-properties officeooo:rsid="001bb7f3" officeooo:paragraph-rsid="001bb7f3"/>
    </style:style>
    <style:style style:name="P21" style:family="paragraph" style:parent-style-name="Standard">
      <style:paragraph-properties fo:margin-left="0in" fo:margin-right="0in" fo:margin-top="0in" fo:margin-bottom="0in" loext:contextual-spacing="false" fo:text-align="start" style:justify-single-word="false" fo:text-indent="0in" style:auto-text-indent="false" fo:keep-with-next="always"/>
      <style:text-properties officeooo:rsid="001bb7f3" officeooo:paragraph-rsid="00224873"/>
    </style:style>
    <style:style style:name="P22" style:family="paragraph" style:parent-style-name="Standard">
      <style:paragraph-properties fo:margin-left="0in" fo:margin-right="0in" fo:margin-top="0in" fo:margin-bottom="0in" loext:contextual-spacing="false" fo:text-align="start" style:justify-single-word="false" fo:text-indent="0in" style:auto-text-indent="false" fo:keep-with-next="always"/>
      <style:text-properties officeooo:rsid="001ac165" officeooo:paragraph-rsid="001ac165"/>
    </style:style>
    <style:style style:name="P23" style:family="paragraph" style:parent-style-name="Standard">
      <style:paragraph-properties fo:margin-left="0in" fo:margin-right="0in" fo:margin-top="0in" fo:margin-bottom="0in" loext:contextual-spacing="false" fo:text-align="start" style:justify-single-word="false" fo:text-indent="0in" style:auto-text-indent="false" fo:keep-with-next="always"/>
      <style:text-properties officeooo:rsid="001ac165" officeooo:paragraph-rsid="00218073"/>
    </style:style>
    <style:style style:name="P24" style:family="paragraph" style:parent-style-name="Standard">
      <style:paragraph-properties fo:margin-left="0in" fo:margin-right="0in" fo:margin-top="0in" fo:margin-bottom="0in" loext:contextual-spacing="false" fo:text-align="start" style:justify-single-word="false" fo:text-indent="0in" style:auto-text-indent="false" fo:keep-with-next="always"/>
      <style:text-properties officeooo:rsid="001cfa58" officeooo:paragraph-rsid="0023e2ed"/>
    </style:style>
    <style:style style:name="P25" style:family="paragraph" style:parent-style-name="Standard">
      <style:paragraph-properties fo:margin-left="0in" fo:margin-right="0in" fo:margin-top="0in" fo:margin-bottom="0in" loext:contextual-spacing="false" fo:text-align="start" style:justify-single-word="false" fo:text-indent="0in" style:auto-text-indent="false" fo:keep-with-next="always"/>
      <style:text-properties officeooo:rsid="001cfa58" officeooo:paragraph-rsid="001e0326"/>
    </style:style>
    <style:style style:name="P26" style:family="paragraph" style:parent-style-name="Standard" style:master-page-name="">
      <style:paragraph-properties fo:margin-left="0in" fo:margin-right="0in" fo:margin-top="0in" fo:margin-bottom="0in" loext:contextual-spacing="false" fo:text-align="start" style:justify-single-word="false" fo:text-indent="0in" style:auto-text-indent="false" style:page-number="auto" fo:keep-with-next="always"/>
      <style:text-properties officeooo:rsid="00224873" officeooo:paragraph-rsid="00224873"/>
    </style:style>
    <style:style style:name="P27"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tyle="normal" style:text-underline-style="none" officeooo:rsid="001e0326" officeooo:paragraph-rsid="001e0326" style:font-style-asian="normal" style:font-style-complex="normal"/>
    </style:style>
    <style:style style:name="P28"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tyle="normal" style:text-underline-style="none" officeooo:rsid="001e0326" officeooo:paragraph-rsid="00224873" style:font-style-asian="normal" style:font-style-complex="normal"/>
    </style:style>
    <style:style style:name="P29"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tyle="normal" style:text-underline-style="none" officeooo:rsid="001e0326" officeooo:paragraph-rsid="0023e2ed" style:font-style-asian="normal" style:font-style-complex="normal"/>
    </style:style>
    <style:style style:name="P30"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tyle="normal" style:text-underline-style="none" officeooo:rsid="001f5b46" officeooo:paragraph-rsid="001e0326" style:font-style-asian="normal" style:font-style-complex="normal"/>
    </style:style>
    <style:style style:name="P31"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tyle="normal" style:text-underline-style="none" officeooo:rsid="0020a51b" officeooo:paragraph-rsid="0020a51b" style:font-style-asian="normal" style:font-style-complex="normal"/>
    </style:style>
    <style:style style:name="P32"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tyle="normal" style:text-underline-style="none" officeooo:rsid="0020a51b" officeooo:paragraph-rsid="0023e2ed" style:font-style-asian="normal" style:font-style-complex="normal"/>
    </style:style>
    <style:style style:name="P33"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tyle="normal" style:text-underline-style="none" officeooo:rsid="00216065" officeooo:paragraph-rsid="0020a51b" style:font-style-asian="normal" style:font-style-complex="normal"/>
    </style:style>
    <style:style style:name="P34"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tyle="normal" style:text-underline-style="none" officeooo:rsid="00216065" officeooo:paragraph-rsid="0023e2ed" style:font-style-asian="normal" style:font-style-complex="normal"/>
    </style:style>
    <style:style style:name="P35"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tyle="normal" style:text-underline-style="none" officeooo:rsid="001cfa58" officeooo:paragraph-rsid="00224873" style:font-style-asian="normal" style:font-style-complex="normal"/>
    </style:style>
    <style:style style:name="P36"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tyle="normal" style:text-underline-style="none" officeooo:rsid="0023e2ed" officeooo:paragraph-rsid="0023e2ed" style:font-style-asian="normal" style:font-style-complex="normal"/>
    </style:style>
    <style:style style:name="P37"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tyle="normal" style:text-underline-style="none" officeooo:rsid="0023e2ed" officeooo:paragraph-rsid="00245875" style:font-style-asian="normal" style:font-style-complex="normal"/>
    </style:style>
    <style:style style:name="P38"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tyle="normal" style:text-underline-style="none" officeooo:rsid="0023e2ed" officeooo:paragraph-rsid="0025d8c7" style:font-style-asian="normal" style:font-style-complex="normal"/>
    </style:style>
    <style:style style:name="P39"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tyle="normal" style:text-underline-style="none" officeooo:rsid="0023e2ed" officeooo:paragraph-rsid="00261987" style:font-style-asian="normal" style:font-style-complex="normal"/>
    </style:style>
    <style:style style:name="P40"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tyle="normal" style:text-underline-style="none" officeooo:rsid="00261987" officeooo:paragraph-rsid="00261987" style:font-style-asian="normal" style:font-style-complex="normal"/>
    </style:style>
    <style:style style:name="P41"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tyle="normal" style:text-underline-style="none" officeooo:rsid="00261987" officeooo:paragraph-rsid="00272bbd" style:font-style-asian="normal" style:font-style-complex="normal"/>
    </style:style>
    <style:style style:name="P42"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tyle="normal" style:text-underline-style="none" officeooo:rsid="002907f3" officeooo:paragraph-rsid="002907f3" style:font-style-asian="normal" style:font-style-complex="normal"/>
    </style:style>
    <style:style style:name="P43"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tyle="normal" style:text-underline-style="none" officeooo:rsid="002a88a3" officeooo:paragraph-rsid="002a88a3" style:font-style-asian="normal" style:font-style-complex="normal"/>
    </style:style>
    <style:style style:name="P44"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tyle="normal" style:text-underline-style="none" officeooo:rsid="002bcfaa" officeooo:paragraph-rsid="002bcfaa" style:font-style-asian="normal" style:font-style-complex="normal"/>
    </style:style>
    <style:style style:name="P45"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tyle="normal" officeooo:rsid="001bb7f3" officeooo:paragraph-rsid="00224873" style:font-style-asian="normal" style:font-style-complex="normal"/>
    </style:style>
    <style:style style:name="P46"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rsid="001bb7f3" officeooo:paragraph-rsid="001ac165"/>
    </style:style>
    <style:style style:name="P47"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rsid="001bb7f3" officeooo:paragraph-rsid="001bb7f3"/>
    </style:style>
    <style:style style:name="P48"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rsid="001bb7f3" officeooo:paragraph-rsid="00224873"/>
    </style:style>
    <style:style style:name="P49"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rsid="001ac165" officeooo:paragraph-rsid="001ac165"/>
    </style:style>
    <style:style style:name="P50"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rsid="001ac165" officeooo:paragraph-rsid="00218073"/>
    </style:style>
    <style:style style:name="P51"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rsid="00218073" officeooo:paragraph-rsid="00218073"/>
    </style:style>
    <style:style style:name="P52"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rsid="00218073" officeooo:paragraph-rsid="00224873"/>
    </style:style>
    <style:style style:name="P53"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rsid="00224873" officeooo:paragraph-rsid="00224873"/>
    </style:style>
    <style:style style:name="P54"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rsid="00224873" officeooo:paragraph-rsid="0023e2ed"/>
    </style:style>
    <style:style style:name="P55"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rsid="001cfa58" officeooo:paragraph-rsid="001e0326"/>
    </style:style>
    <style:style style:name="P56"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rsid="001cfa58" officeooo:paragraph-rsid="0023e2ed"/>
    </style:style>
    <style:style style:name="P57"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rsid="0023e2ed" officeooo:paragraph-rsid="0023e2ed"/>
    </style:style>
    <style:style style:name="P58" style:family="paragraph" style:parent-style-name="Standard" style:list-style-name="L1">
      <style:paragraph-properties fo:margin-top="0in" fo:margin-bottom="0in" loext:contextual-spacing="false" fo:text-align="start" style:justify-single-word="false"/>
      <style:text-properties fo:font-style="normal" style:text-underline-style="none" officeooo:rsid="002bcfaa" officeooo:paragraph-rsid="002bcfaa" style:font-style-asian="normal" style:font-style-complex="normal"/>
    </style:style>
    <style:style style:name="P59" style:family="paragraph" style:parent-style-name="Standard" style:list-style-name="L1">
      <style:paragraph-properties fo:margin-top="0in" fo:margin-bottom="0in" loext:contextual-spacing="false" fo:text-align="start" style:justify-single-word="false"/>
      <style:text-properties fo:font-style="normal" style:text-underline-style="none" officeooo:rsid="002d748b" officeooo:paragraph-rsid="002d748b" style:font-style-asian="normal" style:font-style-complex="normal"/>
    </style:style>
    <style:style style:name="T1" style:family="text">
      <style:text-properties officeooo:rsid="001bb7f3"/>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bb7f3"/>
    </style:style>
    <style:style style:name="T4" style:family="text">
      <style:text-properties style:text-underline-style="solid" style:text-underline-width="auto" style:text-underline-color="font-color" officeooo:rsid="00218073"/>
    </style:style>
    <style:style style:name="T5" style:family="text">
      <style:text-properties style:text-underline-style="solid" style:text-underline-width="auto" style:text-underline-color="font-color" officeooo:rsid="00224873"/>
    </style:style>
    <style:style style:name="T6" style:family="text">
      <style:text-properties style:text-underline-style="solid" style:text-underline-width="auto" style:text-underline-color="font-color" officeooo:rsid="00261987"/>
    </style:style>
    <style:style style:name="T7" style:family="text">
      <style:text-properties style:text-underline-style="none"/>
    </style:style>
    <style:style style:name="T8" style:family="text">
      <style:text-properties style:text-underline-style="none" officeooo:rsid="001bb7f3"/>
    </style:style>
    <style:style style:name="T9" style:family="text">
      <style:text-properties style:text-underline-style="none" officeooo:rsid="00218073"/>
    </style:style>
    <style:style style:name="T10" style:family="text">
      <style:text-properties style:text-underline-style="none" officeooo:rsid="00224873"/>
    </style:style>
    <style:style style:name="T11" style:family="text">
      <style:text-properties fo:font-style="italic" style:font-style-asian="italic" style:font-style-complex="italic"/>
    </style:style>
    <style:style style:name="T12" style:family="text">
      <style:text-properties fo:font-style="italic" officeooo:rsid="00261987"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italic" style:text-underline-style="none" officeooo:rsid="001e0326"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1cfa58" style:font-style-asian="normal" style:font-style-complex="normal"/>
    </style:style>
    <style:style style:name="T17" style:family="text">
      <style:text-properties fo:font-style="normal" officeooo:rsid="0020a51b" style:font-style-asian="normal" style:font-style-complex="normal"/>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style="normal" style:text-underline-style="solid" style:text-underline-width="auto" style:text-underline-color="font-color" officeooo:rsid="001e0326"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fo:font-style="normal" style:text-underline-style="none" officeooo:rsid="001e0326" style:font-style-asian="normal" style:font-style-complex="normal"/>
    </style:style>
    <style:style style:name="T22" style:family="text">
      <style:text-properties fo:font-style="normal" style:text-underline-style="none" officeooo:rsid="001bb7f3" style:font-style-asian="normal" style:font-style-complex="normal"/>
    </style:style>
    <style:style style:name="T23" style:family="text">
      <style:text-properties fo:font-style="normal" style:text-underline-style="none" officeooo:rsid="001f5b46" style:font-style-asian="normal" style:font-style-complex="normal"/>
    </style:style>
    <style:style style:name="T24" style:family="text">
      <style:text-properties fo:font-style="normal" style:text-underline-style="none" officeooo:rsid="0020a51b" style:font-style-asian="normal" style:font-style-complex="normal"/>
    </style:style>
    <style:style style:name="T25" style:family="text">
      <style:text-properties fo:font-style="normal" style:text-underline-style="none" officeooo:rsid="00216065" style:font-style-asian="normal" style:font-style-complex="normal"/>
    </style:style>
    <style:style style:name="T26" style:family="text">
      <style:text-properties fo:font-style="normal" style:text-underline-style="none" officeooo:rsid="00224873" style:font-style-asian="normal" style:font-style-complex="normal"/>
    </style:style>
    <style:style style:name="T27" style:family="text">
      <style:text-properties fo:font-style="normal" style:text-underline-style="none" officeooo:rsid="0023e2ed" style:font-style-asian="normal" style:font-style-complex="normal"/>
    </style:style>
    <style:style style:name="T28" style:family="text">
      <style:text-properties officeooo:rsid="0020a51b"/>
    </style:style>
    <style:style style:name="T29" style:family="text">
      <style:text-properties officeooo:rsid="00218073"/>
    </style:style>
    <style:style style:name="T30" style:family="text">
      <style:text-properties officeooo:rsid="00224873"/>
    </style:style>
    <style:style style:name="T31" style:family="text">
      <style:text-properties officeooo:rsid="0023e2ed"/>
    </style:style>
    <style:style style:name="T32" style:family="text">
      <style:text-properties officeooo:rsid="001e0326"/>
    </style:style>
    <style:style style:name="T33" style:family="text">
      <style:text-properties officeooo:rsid="00245875"/>
    </style:style>
    <style:style style:name="T34" style:family="text">
      <style:text-properties officeooo:rsid="0025d8c7"/>
    </style:style>
    <style:style style:name="T35" style:family="text">
      <style:text-properties officeooo:rsid="00261987"/>
    </style:style>
    <style:style style:name="T36" style:family="text">
      <style:text-properties officeooo:rsid="00272bbd"/>
    </style:style>
    <style:style style:name="T37" style:family="text">
      <style:text-properties officeooo:rsid="002907f3"/>
    </style:style>
    <style:style style:name="T38" style:family="text">
      <style:text-properties officeooo:rsid="002a88a3"/>
    </style:style>
    <style:style style:name="T39" style:family="text">
      <style:text-properties officeooo:rsid="002bcfa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Piggy<text:span text:style-name="T35">5.0 NetHog</text:span></text:p>
      <text:p text:style-name="P53">Author: Albert Andrew Spencer</text:p>
      <text:p text:style-name="P53">e-mail: <text:a xlink:type="simple" xlink:href="mailto:dobbyjr@comcast.net" text:style-name="Internet_20_link" text:visited-style-name="Visited_20_Internet_20_Link">dobbyjr@comcast.net</text:a></text:p>
      <text:p text:style-name="P53">Advisor: Dr. Michael Meehan</text:p>
      <text:p text:style-name="P4"/>
      <text:p text:style-name="P51">To run a regular pig run the executable ./piggy [piggy arguments]</text:p>
      <text:p text:style-name="P51"/>
      <text:p text:style-name="P53">PIGGY NETWORK</text:p>
      <text:p text:style-name="P51">To run a piggy network ./startpiggy.<text:span text:style-name="T31">sh</text:span> -S [sessionName] [piggy arguments]</text:p>
      <text:p text:style-name="P51"/>
      <text:p text:style-name="P51">When running the piggy network the working directory must be the same as were the executables are in</text:p>
      <text:p text:style-name="P51"><text:span text:style-name="T30">sessionName defaults to mainPig, to run different piggy sessions define a different session name</text:span></text:p>
      <text:p text:style-name="P57">The -S option must always come before the piggy arguments</text:p>
      <text:p text:style-name="P51"/>
      <text:p text:style-name="P53">Tmux commands are the same except to interact with windows on the local machine use Ctrl-B</text:p>
      <text:p text:style-name="P53">To interact with windows on remote machines use Ctrl-A</text:p>
      <text:p text:style-name="P53">Creating windows that piggy itself has not created, destroying windows without using piggy can lead to undefined results. </text:p>
      <text:p text:style-name="P54">You can detach from session using “Ctrl-A d” and then re-launch ./startpiggy.<text:span text:style-name="T31">sh</text:span> -S [sessionName] </text:p>
      <text:p text:style-name="P54">to resume; <text:span text:style-name="T31">detaching</text:span> will leave piggy running in the background</text:p>
      <text:p text:style-name="P53"/>
      <text:p text:style-name="P53">Running bash scripts that piggy uses itself other than ./startpiggy can also lead to undefined results. </text:p>
      <text:p text:style-name="P53"/>
      <text:p text:style-name="P57">When spawning remote pigs having an ssh key set up is preferred when writing scripts but not necessary. </text:p>
      <text:p text:style-name="P57"/>
      <text:p text:style-name="P57">The piggy network was designed to be on a distributed file system, meaning that the files I have access to on machine A would also have access to on remote machine B. Piggy network will still work on machines without this distributed design but on a remote machine that does not share the original machines files you cannot launch remote pigs from that machine. </text:p>
      <text:p text:style-name="P57"/>
      <text:p text:style-name="P57"><text:span text:style-name="T32">COMMAND LINE OPTIONS</text:span></text:p>
      <text:p text:style-name="P4"/>
      <text:p text:style-name="P4">--loopl <text:span text:style-name="T29">or -g</text:span></text:p>
      <text:p text:style-name="P4"><text:tab/>Loops in the left direction</text:p>
      <text:p text:style-name="P4"><text:tab/>Input that comes in from the right and goes to the left will be re-directed out to the right again</text:p>
      <text:p text:style-name="P4">--loopr <text:span text:style-name="T29">or -h</text:span></text:p>
      <text:p text:style-name="P4"><text:tab/>Loops in the right direction</text:p>
      <text:p text:style-name="P4"><text:tab/>Input that comes in from the left and goes to the right will be re-directed out to the right again</text:p>
      <text:p text:style-name="P4">--outputl <text:span text:style-name="T29">or -i</text:span></text:p>
      <text:p text:style-name="P4"><text:tab/>Sets the user <text:span text:style-name="T29">standard input</text:span> <text:s/>to go in the left <text:span text:style-name="T29">to the right</text:span> <text:span text:style-name="T29">direction</text:span></text:p>
      <text:p text:style-name="P49"><text:tab/><text:span text:style-name="T29">This also changes the direction output goes when reading from a text file</text:span></text:p>
      <text:p text:style-name="P4">--outputr <text:span text:style-name="T29">or -j</text:span></text:p>
      <text:p text:style-name="P23"><text:tab/>Sets the user <text:span text:style-name="T29">standard input</text:span> <text:s/>to go in the <text:span text:style-name="T29">right</text:span> <text:span text:style-name="T29">to the </text:span>l<text:span text:style-name="T29">eft direction</text:span></text:p>
      <text:p text:style-name="P50"><text:tab/><text:span text:style-name="T29">This also changes the direction output goes when reading from a text file</text:span></text:p>
      <text:p text:style-name="P51">--read [file] or -k [file]</text:p>
      <text:p text:style-name="P51"><text:tab/>Piggy will read the file text and send in in the direction specified by output(l/r)</text:p>
      <text:p text:style-name="P51"><text:tab/>This bypasses any tests to determine the buffer space of the external filter </text:p>
      <text:p text:style-name="P51"><text:tab/>Also bypasses record mode options for receiving the delimiter. </text:p>
      <text:p text:style-name="P51"><text:soft-page-break/>--source [file] or -l [file]</text:p>
      <text:p text:style-name="P51"><text:tab/>Piggy will read the source file and treat each line as a command coming from the user</text:p>
      <text:p text:style-name="P51"><text:tab/>Use the same commands as in command mode of piggy, <text:span text:style-name="T30">each command is on its own line</text:span></text:p>
      <text:p text:style-name="P51"><text:tab/><text:span text:style-name="T30">Acts like a script</text:span></text:p>
      <text:p text:style-name="P51">--<text:span text:style-name="T30">recordlr=[delimiter]</text:span></text:p>
      <text:p text:style-name="P51"><text:tab/><text:span text:style-name="T30">Sets the left to right direction in record mode, default delimiter is the new line character</text:span></text:p>
      <text:p text:style-name="P51"><text:tab/><text:span text:style-name="T30">Optional argument is a new delimiter defined by 0x[hex values]</text:span></text:p>
      <text:p text:style-name="P52">--<text:span text:style-name="T30">recordrl=[delimiter]</text:span></text:p>
      <text:p text:style-name="P52"><text:tab/><text:span text:style-name="T30">Sets the right to left direction in record mode, default delimiter is the new line character</text:span></text:p>
      <text:p text:style-name="P52"><text:tab/><text:span text:style-name="T30">Optional argument is a new delimiter defined by 0x[hex values]</text:span></text:p>
      <text:p text:style-name="P49"/>
      <text:p text:style-name="P51">Protocol and Type options</text:p>
      <text:p text:style-name="P51"><text:tab/>The strings used to define <text:span text:style-name="T2">protocolType</text:span><text:span text:style-name="T7">:</text:span></text:p>
      <text:p text:style-name="P51"><text:span text:style-name="T7"><text:tab/><text:tab/></text:span><text:span text:style-name="T2">tcp</text:span><text:span text:style-name="T7"> reliable connection stream</text:span></text:p>
      <text:p text:style-name="P51"><text:span text:style-name="T7"><text:tab/><text:tab/></text:span><text:span text:style-name="T2">udp</text:span><text:span text:style-name="T7"> connectionless unreliable messages datagrams</text:span></text:p>
      <text:p text:style-name="P51"><text:span text:style-name="T7"><text:tab/><text:tab/></text:span><text:span text:style-name="T2">unix</text:span><text:span text:style-name="T7"> a domain socket on local machine acts like named fifo</text:span></text:p>
      <text:p text:style-name="P51"><text:span text:style-name="T7"><text:tab/><text:tab/></text:span><text:span text:style-name="T18">icmp</text:span><text:span text:style-name="T20"> sends icmp layer messages</text:span></text:p>
      <text:p text:style-name="P51"><text:span text:style-name="T20"><text:tab/><text:tab/></text:span><text:span text:style-name="T18">ip</text:span><text:span text:style-name="T20"> sends ip layer messages</text:span></text:p>
      <text:p text:style-name="P51"><text:span text:style-name="T20"><text:tab/><text:tab/></text:span><text:span text:style-name="T18">raw</text:span><text:span text:style-name="T20"> sends raw messages (level 1) across Ethernet </text:span></text:p>
      <text:p text:style-name="P51"><text:span text:style-name="T20"><text:tab/>The strings used to define </text:span><text:span text:style-name="T18">ipType</text:span></text:p>
      <text:p text:style-name="P51"><text:span text:style-name="T20"><text:tab/><text:tab/></text:span><text:span text:style-name="T18">ip4</text:span><text:span text:style-name="T20"> ipv4 protocol </text:span></text:p>
      <text:p text:style-name="P51"><text:span text:style-name="T20"><text:tab/><text:tab/></text:span><text:span text:style-name="T18">ip6</text:span><text:span text:style-name="T20"> piv6 protocol</text:span></text:p>
      <text:p text:style-name="P51"><text:span text:style-name="T20"><text:tab/>By default connections and listening are set to tcp and ip4.</text:span></text:p>
      <text:p text:style-name="P51"><text:span text:style-name="T20"><text:tab/>When using the unix protocol type ipType is ignored. </text:span></text:p>
      <text:p text:style-name="P49"/>
      <text:p text:style-name="P4">--<text:span text:style-name="T1">connectr</text:span> “optionString”, -<text:span text:style-name="T1">a</text:span> “optionString”</text:p>
      <text:p text:style-name="P5">--connectl “optionString”, -b “optionString”</text:p>
      <text:p text:style-name="P21"><text:tab/></text:p>
      <text:p text:style-name="P48"><text:tab/>Creates a connection in the left/right direction defined by either the r for right or the l for left. </text:p>
      <text:p text:style-name="P5"><text:tab/>The “optionString” is a list of options that will define the connection on the side.</text:p>
      <text:p text:style-name="P5"><text:tab/>There can be any number of connectr or connectl options made on the command line.</text:p>
      <text:p text:style-name="P47"><text:tab/><text:span text:style-name="T30">These options must be defined within quotes. </text:span></text:p>
      <text:p text:style-name="P47"/>
      <text:p text:style-name="P47"><text:tab/><text:span text:style-name="T30">When creating a udp socket use the connect(r/l) command still with --protocol udp</text:span></text:p>
      <text:p text:style-name="P47"><text:tab/><text:span text:style-name="T30">Even though it is not an actual connection will bind to a local port and sent to a remote port</text:span></text:p>
      <text:p text:style-name="P5"><text:tab/></text:p>
      <text:p text:style-name="P5"><text:tab/>“optionString” arguments</text:p>
      <text:p text:style-name="P5"><text:tab/><text:tab/></text:p>
      <text:p text:style-name="P5"><text:tab/><text:tab/>--addr <text:span text:style-name="T11">address</text:span>, -a <text:span text:style-name="T11">address</text:span></text:p>
      <text:p text:style-name="P5"><text:span text:style-name="T11"><text:tab/><text:tab/><text:tab/></text:span><text:span text:style-name="T15">The remote address that I am going to connect to.</text:span></text:p>
      <text:p text:style-name="P9"><text:tab/><text:tab/><text:tab/>Can be an IP address, HostName, of path to file in the case of <text:s/>a </text:p>
      <text:p text:style-name="P45"><text:tab/><text:tab/><text:tab/>Unix Domain <text:s/>Socket</text:p>
      <text:p text:style-name="P5"><text:soft-page-break/><text:span text:style-name="T15"><text:tab/><text:tab/><text:tab/></text:span><text:span text:style-name="T16">Required argument for a connection to be made</text:span></text:p>
      <text:p text:style-name="P5"><text:tab/><text:tab/>--rp <text:span text:style-name="T2">portNumber</text:span>, -r <text:span text:style-name="T2">portNumber</text:span></text:p>
      <text:p text:style-name="P5"><text:tab/><text:tab/><text:tab/>The remote port number that will be connected to</text:p>
      <text:p text:style-name="P5"><text:tab/><text:tab/><text:tab/>Bounded from 1 to 65536</text:p>
      <text:p text:style-name="P5"><text:tab/><text:tab/><text:tab/>If this argument is unspecified will use DEFAULTPORT instead</text:p>
      <text:p text:style-name="P4"><text:tab/><text:tab/>--<text:span text:style-name="T1">lp </text:span><text:span text:style-name="T3">portNumber</text:span><text:span text:style-name="T8">, -l </text:span><text:span text:style-name="T3">portNumber</text:span></text:p>
      <text:p text:style-name="P18"><text:tab/><text:tab/><text:tab/>The local port number that will be bound to the local machine</text:p>
      <text:p text:style-name="P18"><text:tab/><text:tab/><text:tab/>Bounded from 1 to 65536</text:p>
      <text:p text:style-name="P19"><text:span text:style-name="T7"><text:tab/><text:tab/><text:tab/>If this argument is unspecified a random unused port will be used</text:span></text:p>
      <text:p text:style-name="P46"><text:span text:style-name="T7"><text:tab/><text:tab/>--</text:span><text:span text:style-name="T9">protocol </text:span><text:span text:style-name="T4">protocolType</text:span><text:span text:style-name="T9">, -p </text:span><text:span text:style-name="T4">protocolType</text:span></text:p>
      <text:p text:style-name="P46"><text:span text:style-name="T9"><text:tab/><text:tab/><text:tab/>String representation of the type of connection to make</text:span></text:p>
      <text:p text:style-name="P46"><text:span text:style-name="T9"><text:tab/><text:tab/>--</text:span><text:span text:style-name="T10">iptype </text:span><text:span text:style-name="T5">ipType</text:span><text:span text:style-name="T10">, -i </text:span><text:span text:style-name="T5">ipType</text:span></text:p>
      <text:p text:style-name="P46"><text:span text:style-name="T10"><text:tab/><text:tab/><text:tab/>String representation of which ip type to use</text:span></text:p>
      <text:p text:style-name="P8"><text:span text:style-name="T20"/></text:p>
      <text:p text:style-name="P2"><text:span text:style-name="T20">--listenr “optionString”, -</text:span><text:span text:style-name="T21">c “optionString”</text:span></text:p>
      <text:p text:style-name="P8"><text:span text:style-name="T20">--listenl “optionString”, </text:span><text:span text:style-name="T21">-d “optionString”</text:span></text:p>
      <text:p text:style-name="P10"><text:tab/>Option to set up a listening socket on the right or left side of the piggy</text:p>
      <text:p text:style-name="P11"><text:tab/>Only one socket can be listening on either side at a time, but that socket </text:p>
      <text:p text:style-name="P35"><text:tab/><text:span text:style-name="T30">C</text:span>an receive multiple connections to it</text:p>
      <text:p text:style-name="P24"><text:span text:style-name="T20"><text:tab/></text:span><text:span text:style-name="T21">The “optionString” is a list of options bounded by </text:span><text:span text:style-name="T27">quotes</text:span><text:span text:style-name="T21"> to create a single string </text:span></text:p>
      <text:p text:style-name="P56"><text:span text:style-name="T27"><text:tab/>T</text:span><text:span text:style-name="T21">o define the options for listening</text:span></text:p>
      <text:p text:style-name="P15"><text:tab/>This merely sets up the socket for listening, but now what connections will be accepted to it. </text:p>
      <text:p text:style-name="P29"><text:tab/>That is determined in -listenop</text:p>
      <text:p text:style-name="P29"/>
      <text:p text:style-name="P12"><text:tab/>“optionString” arguments</text:p>
      <text:p text:style-name="P7"><text:span text:style-name="T21"><text:tab/><text:tab/>--lp </text:span><text:span text:style-name="T19">portNumber</text:span><text:span text:style-name="T21">, -</text:span><text:span text:style-name="T26">l</text:span><text:span text:style-name="T21"> </text:span><text:span text:style-name="T19">portNumber</text:span></text:p>
      <text:p text:style-name="P12"><text:tab/><text:tab/><text:tab/>The local port number that will be bound to the socket and listened to</text:p>
      <text:p text:style-name="P8"><text:span text:style-name="T21"><text:tab/><text:tab/><text:tab/></text:span><text:span text:style-name="T22">Bounded from 1 to 65536</text:span></text:p>
      <text:p text:style-name="P8"><text:span text:style-name="T21"><text:tab/><text:tab/><text:tab/></text:span><text:span text:style-name="T22">If this argument is unspecified will use DEFAULTPORT instead</text:span></text:p>
      <text:p text:style-name="P8"><text:span text:style-name="T22"><text:tab/><text:tab/><text:tab/></text:span><text:span text:style-name="T21">If using a Unix Domain socket this argument is ignored </text:span></text:p>
      <text:p text:style-name="P8"><text:span text:style-name="T21"><text:tab/><text:tab/>--addr </text:span><text:span text:style-name="T14">address</text:span><text:span text:style-name="T21">, -a </text:span><text:span text:style-name="T14">address</text:span></text:p>
      <text:p text:style-name="P13"><text:tab/><text:tab/><text:tab/>The path to the Unix Domain socket that will be listened to</text:p>
      <text:p text:style-name="P14"><text:tab/><text:tab/><text:tab/>If this argument is unspecified will get a random path name from </text:p>
      <text:p text:style-name="P28"><text:tab/><text:tab/><text:tab/>/tmp/ that will be used</text:p>
      <text:p text:style-name="P13"><text:tab/><text:tab/><text:tab/>If using a connection that is not a Unix Domain socket this argument is ignored</text:p>
      <text:p text:style-name="P14"><text:tab/><text:tab/><text:tab/>Path name can be specified from the current working directory </text:p>
      <text:p text:style-name="P28"><text:tab/><text:tab/><text:tab/>from were the program was executed from</text:p>
      <text:p text:style-name="P48"><text:span text:style-name="T7"><text:tab/><text:tab/>--</text:span><text:span text:style-name="T9">protocol </text:span><text:span text:style-name="T4">protocolType</text:span><text:span text:style-name="T9">, -p </text:span><text:span text:style-name="T4">protocolType</text:span></text:p>
      <text:p text:style-name="P48"><text:span text:style-name="T9"><text:tab/><text:tab/><text:tab/>String representation of the type of connection to make</text:span></text:p>
      <text:p text:style-name="P48"><text:span text:style-name="T9"><text:tab/><text:tab/>--</text:span><text:span text:style-name="T10">iptype </text:span><text:span text:style-name="T5">ipType</text:span><text:span text:style-name="T10">, -i </text:span><text:span text:style-name="T5">ipType</text:span></text:p>
      <text:p text:style-name="P17"><text:span text:style-name="T30"><text:tab/><text:tab/><text:tab/>String representation of which ip type to use</text:span></text:p>
      <text:p text:style-name="P27"/>
      <text:p text:style-name="P27">--listenopr “optionString”, -e “optionString”</text:p>
      <text:p text:style-name="P27">--listenopl “optionString”, -f “optionString”</text:p>
      <text:p text:style-name="P2"><text:span text:style-name="T21"><text:tab/></text:span><text:span text:style-name="T23">Option to define what type of connections to be accepted on either side of the piggy</text:span></text:p>
      <text:p text:style-name="P30"><text:tab/>if not defined will accept any type of connection from any port or IP address </text:p>
      <text:p text:style-name="P30"><text:tab/>Can be called multiple times to set up the option connection</text:p>
      <text:p text:style-name="P2"><text:span text:style-name="T23"><text:tab/></text:span><text:span text:style-name="T24">If using a Unix Domain Socket these options will be ignored</text:span></text:p>
      <text:p text:style-name="P57"><text:span text:style-name="T24"><text:tab/>“</text:span><text:span text:style-name="T20">OptionString” must be defined within quotes. </text:span></text:p>
      <text:p text:style-name="P2"><text:soft-page-break/><text:span text:style-name="T23"><text:tab/>“</text:span><text:span text:style-name="T24">optionString” arguments</text:span></text:p>
      <text:p text:style-name="P6"><text:tab/><text:tab/>--rp <text:span text:style-name="T2">portNumber</text:span>, -r <text:span text:style-name="T2">portNumber</text:span></text:p>
      <text:p text:style-name="P6"><text:tab/><text:tab/><text:tab/>The remote port number that will be <text:span text:style-name="T28">accepted </text:span></text:p>
      <text:p text:style-name="P6"><text:tab/><text:tab/><text:tab/>Bounded from 1 to 65536</text:p>
      <text:p text:style-name="P16"><text:tab/><text:tab/><text:tab/>If this argument is unspecified will accept any port number connection</text:p>
      <text:p text:style-name="P1"><text:span text:style-name="T24"><text:tab/><text:tab/></text:span><text:span text:style-name="T20">--addr </text:span><text:span text:style-name="T13">address</text:span><text:span text:style-name="T20">, -a </text:span><text:span text:style-name="T13">address</text:span></text:p>
      <text:p text:style-name="P6"><text:span text:style-name="T11"><text:tab/><text:tab/><text:tab/></text:span><text:span text:style-name="T15">The remote address that I am going to </text:span><text:span text:style-name="T17">accept a connection from</text:span></text:p>
      <text:p text:style-name="P31"><text:tab/><text:tab/><text:tab/>Can be an IP address or HostName</text:p>
      <text:p text:style-name="P31"><text:tab/><text:tab/><text:tab/>If this argument is unspecified will accept any connection from any address</text:p>
      <text:p text:style-name="P31"><text:tab/>Currently once this option is set if a connection is made that will be the only connection that will be used for this option.</text:p>
      <text:p text:style-name="P31"/>
      <text:p text:style-name="P31">EXAMPLES</text:p>
      <text:p text:style-name="P31"/>
      <text:p text:style-name="P31">./piggy --loopl --connectr “--addr cf414-19.cs.wwu.edu --rp 36758” --outputl</text:p>
      <text:p text:style-name="P32"><text:tab/>creates a piggy that will be looping in the left direction</text:p>
      <text:p text:style-name="P32"><text:tab/>has its standard output from the user set in the left direction.</text:p>
      <text:p text:style-name="P31"><text:tab/>Attempts to connect in the right to port 36758 to the address of cf414-19.cs.wwu.edu</text:p>
      <text:p text:style-name="P31"/>
      <text:p text:style-name="P3"><text:span text:style-name="T20">./piggy --listenl “--</text:span><text:span text:style-name="T25">lp 36758” --listenopl “--addr cf414-19.cs.wwu.edu” </text:span></text:p>
      <text:p text:style-name="P33"><text:tab/>listens for a connection on port 36758</text:p>
      <text:p text:style-name="P33"><text:tab/>will only accept that connection of it comes from the address of cf414-19.cs.wwu.edu</text:p>
      <text:p text:style-name="P33"/>
      <text:p text:style-name="P33">./piggy --listenl “--addr leftListen.socket --<text:span text:style-name="T31">protocol unix</text:span>”</text:p>
      <text:p text:style-name="P34"><text:tab/>creates a Unix domain socket </text:p>
      <text:p text:style-name="P34"><text:tab/>creates the file leftListen.socket in the current working directory</text:p>
      <text:p text:style-name="P34"/>
      <text:p text:style-name="P34">./<text:span text:style-name="T31">startpiggy.sh -S recordTest --source record1.txt</text:span></text:p>
      <text:p text:style-name="P34"><text:tab/><text:span text:style-name="T31">starts a piggy network under the session name of recordTest</text:span></text:p>
      <text:p text:style-name="P34"><text:tab/><text:span text:style-name="T31">will be reading commands from record1.txt</text:span></text:p>
      <text:p text:style-name="P34"/>
      <text:p text:style-name="P36">PIGGY COMMANDS</text:p>
      <text:p text:style-name="P36"/>
      <text:p text:style-name="P36">A list of commands and what they do when running in piggys command mode. </text:p>
      <text:p text:style-name="P36">Just like in vim to write information across the pig press 'i' to go into insertion mode. </text:p>
      <text:p text:style-name="P36">Pres ESC to exit insertion mode to go back into command mode. </text:p>
      <text:p text:style-name="P36">All piggy commands start with a colon ':'</text:p>
      <text:p text:style-name="P36"/>
      <text:p text:style-name="P36">:<text:span text:style-name="T33">connect(l/r) [connect args]</text:span></text:p>
      <text:p text:style-name="P36"><text:tab/><text:span text:style-name="T33">Just like the connection command on the command line</text:span></text:p>
      <text:p text:style-name="P36"><text:tab/><text:span text:style-name="T33">Connection args are the same as well.</text:span></text:p>
      <text:p text:style-name="P36"><text:tab/><text:span text:style-name="T33">You should not put connection args in quotes. </text:span></text:p>
      <text:p text:style-name="P36">:<text:span text:style-name="T33">listen(l/r) [listen args]</text:span></text:p>
      <text:p text:style-name="P36"><text:tab/><text:span text:style-name="T33">Sets up passive connection on the left or right side of the pig</text:span></text:p>
      <text:p text:style-name="P36"><text:tab/><text:span text:style-name="T33">Same arguments as the command line</text:span></text:p>
      <text:p text:style-name="P36"><text:tab/><text:span text:style-name="T33">Do not put listen args inside quotes. </text:span></text:p>
      <text:p text:style-name="P36"/>
      <text:p text:style-name="P36"/>
      <text:p text:style-name="P36"/>
      <text:p text:style-name="P36"><text:soft-page-break/>:<text:span text:style-name="T33">listenop(l/r) [listen option args]</text:span></text:p>
      <text:p text:style-name="P36"><text:tab/><text:span text:style-name="T33">Defines what can connect to the sides</text:span></text:p>
      <text:p text:style-name="P36"><text:tab/><text:span text:style-name="T33">Same arguments as the command line</text:span></text:p>
      <text:p text:style-name="P36"><text:tab/><text:span text:style-name="T33">Do not put listen option args inside quotes. </text:span></text:p>
      <text:p text:style-name="P36">:<text:span text:style-name="T33">dropconnect(l/r) [number]</text:span></text:p>
      <text:p text:style-name="P36"><text:tab/><text:span text:style-name="T33">if no number is defined will drop all the connections on that side of the pig</text:span></text:p>
      <text:p text:style-name="P36"><text:tab/><text:span text:style-name="T33">if a number is defined will only drop that number</text:span></text:p>
      <text:p text:style-name="P36"><text:tab/><text:span text:style-name="T33">number could be a list like :dropconnectr 0 2 3</text:span></text:p>
      <text:p text:style-name="P36"><text:tab/><text:span text:style-name="T33">Will not get rid of any of the listen accept options</text:span></text:p>
      <text:p text:style-name="P36">:<text:span text:style-name="T33">droplisten(l/r)</text:span></text:p>
      <text:p text:style-name="P36"><text:tab/><text:span text:style-name="T33">Stops listening on that side of the pig</text:span></text:p>
      <text:p text:style-name="P36"><text:tab/><text:span text:style-name="T33">Does not drop any of the connections or listen accept options</text:span></text:p>
      <text:p text:style-name="P36">:<text:span text:style-name="T33">dropaccept(l/r) [number]</text:span></text:p>
      <text:p text:style-name="P36"><text:tab/><text:span text:style-name="T33">If no number is defined removes all the listening accept options on that side of the pig.</text:span></text:p>
      <text:p text:style-name="P36"><text:tab/><text:span text:style-name="T33">Will not get rid of any of the connections.</text:span></text:p>
      <text:p text:style-name="P36"><text:tab/><text:span text:style-name="T33">Numbers can be in the form of a list like :dropconnect(l/r)</text:span></text:p>
      <text:p text:style-name="P36">:<text:span text:style-name="T33">loop(l/r)</text:span></text:p>
      <text:p text:style-name="P36"><text:tab/><text:span text:style-name="T33">Toggles looping in the given direction</text:span></text:p>
      <text:p text:style-name="P36"><text:tab/><text:span text:style-name="T33">Looping left will take input that goes right to left and send it in the left to right direction</text:span></text:p>
      <text:p text:style-name="P36"><text:tab/><text:span text:style-name="T33">The opposite goes for looping right</text:span></text:p>
      <text:p text:style-name="P36"><text:tab/><text:span text:style-name="T33">Only one loop direction can be toggled at a time.</text:span></text:p>
      <text:p text:style-name="P36">:<text:span text:style-name="T33">output(l/r)</text:span></text:p>
      <text:p text:style-name="P36"><text:tab/><text:span text:style-name="T33">Changes the stdin output direction just like in the command line</text:span></text:p>
      <text:p text:style-name="P36">:<text:span text:style-name="T33">left</text:span></text:p>
      <text:p text:style-name="P36"><text:tab/><text:span text:style-name="T33">Prints detailed information about the left side connections and listening</text:span></text:p>
      <text:p text:style-name="P36">:<text:span text:style-name="T33">right</text:span></text:p>
      <text:p text:style-name="P36"><text:tab/><text:span text:style-name="T33">Prints detailed information about the right side connections and listening </text:span></text:p>
      <text:p text:style-name="P36">:<text:span text:style-name="T33">read [file]</text:span></text:p>
      <text:p text:style-name="P36"><text:tab/><text:span text:style-name="T33">Starts reading the file specified and sending it in the same direction as output(l/r)</text:span></text:p>
      <text:p text:style-name="P36"><text:tab/><text:span text:style-name="T33">This bypass most record buffering and checks on the external filter buffer</text:span></text:p>
      <text:p text:style-name="P36">:<text:span text:style-name="T33">source [file]</text:span></text:p>
      <text:p text:style-name="P36"><text:tab/><text:span text:style-name="T33">Starts reading the file specified and runs each line like a command inputed by the user</text:span></text:p>
      <text:p text:style-name="P36"><text:tab/><text:span text:style-name="T33">Acts just like the command line argument</text:span></text:p>
      <text:p text:style-name="P36">:<text:span text:style-name="T33">external(l/r) [executable] [executable args]</text:span></text:p>
      <text:p text:style-name="P36"><text:tab/><text:span text:style-name="T33">Launches an external filter that will be run between the pre and post windows of piggy</text:span></text:p>
      <text:p text:style-name="P37"><text:tab/><text:span text:style-name="T33">Essentially stdin and stdout of the executable get piped through the information going in that</text:span></text:p>
      <text:p text:style-name="P37"><text:span text:style-name="T33"><text:tab/>direction. </text:span></text:p>
      <text:p text:style-name="P37"><text:tab/><text:span text:style-name="T34">To stop external filtering give the command :external(l/r) without any arguments</text:span></text:p>
      <text:p text:style-name="P37">:<text:span text:style-name="T34">external(l/r)off</text:span></text:p>
      <text:p text:style-name="P37"><text:tab/><text:span text:style-name="T34">stops external filtering</text:span></text:p>
      <text:p text:style-name="P37">:<text:span text:style-name="T34">log(lr/rl)(pre/post) [file]</text:span></text:p>
      <text:p text:style-name="P37"><text:tab/><text:span text:style-name="T34">Writes the information that would go through that window into the defined file</text:span></text:p>
      <text:p text:style-name="P37"><text:tab/><text:span text:style-name="T34">TopLeft Window is lrpre</text:span></text:p>
      <text:p text:style-name="P37"><text:tab/><text:span text:style-name="T34">TopRight Window is lrpost</text:span></text:p>
      <text:p text:style-name="P37"><text:tab/><text:span text:style-name="T34">BottomLeft Window is rlpost</text:span></text:p>
      <text:p text:style-name="P37"><text:tab/><text:span text:style-name="T34">BottomRight Window is rlpre</text:span></text:p>
      <text:p text:style-name="P37">:<text:span text:style-name="T34">log(lr/rl)(pre/post)off</text:span></text:p>
      <text:p text:style-name="P37"><text:tab/><text:span text:style-name="T34">Stops logging the window</text:span></text:p>
      <text:p text:style-name="P37"/>
      <text:p text:style-name="P37"><text:soft-page-break/>:<text:span text:style-name="T34">st(lr/rl)(np/npxeol)</text:span></text:p>
      <text:p text:style-name="P37"><text:tab/><text:span text:style-name="T34">Toggles the internal filtering in the specified direction</text:span></text:p>
      <text:p text:style-name="P37"><text:tab/><text:span text:style-name="T34">np will strip all non printable characters from the text moving through piggy</text:span></text:p>
      <text:p text:style-name="P37"><text:tab/><text:span text:style-name="T34">npxeol will strip all non printables except the new line character and charage return </text:span></text:p>
      <text:p text:style-name="P37">:<text:span text:style-name="T34">record(lr/rl) [on / off]</text:span></text:p>
      <text:p text:style-name="P37"><text:tab/><text:span text:style-name="T34">Starts record mode in the specified direction</text:span></text:p>
      <text:p text:style-name="P37"><text:tab/><text:span text:style-name="T34">Record mode is when piggy will not send data to its external filter, or out direction until it </text:span></text:p>
      <text:p text:style-name="P37"><text:tab/><text:span text:style-name="T34">has an entire message defined by a delimiter.</text:span></text:p>
      <text:p text:style-name="P37"><text:tab/><text:span text:style-name="T34">The default delimiter is the new line character 0xA</text:span></text:p>
      <text:p text:style-name="P37"><text:tab/><text:span text:style-name="T34">For external filters the record mode must be turned on first before creating an external filter.</text:span></text:p>
      <text:p text:style-name="P37"><text:tab/><text:span text:style-name="T34">This is because the external filter will use a unix domain socket set up in UDP mode to </text:span></text:p>
      <text:p text:style-name="P37"><text:tab/><text:span text:style-name="T35">guarantee a full write of the data. </text:span></text:p>
      <text:p text:style-name="P37"><text:tab/><text:span text:style-name="T34">This means that the external process does not have to do any internal buffering at all</text:span></text:p>
      <text:p text:style-name="P37"><text:tab/><text:span text:style-name="T34">if it is expecting messages. </text:span></text:p>
      <text:p text:style-name="P37"><text:tab/><text:span text:style-name="T34">Record mode guarantees to not fragment the data message as long as it stays under BUFFSIZE</text:span></text:p>
      <text:p text:style-name="P37"><text:tab/><text:span text:style-name="T34">Which is set by default as 4000 bytes. </text:span></text:p>
      <text:p text:style-name="P38"><text:tab/><text:span text:style-name="T34">This has the effect of creating a datagram connection that has guaranteed delivery </text:span></text:p>
      <text:p text:style-name="P38"><text:span text:style-name="T34"><text:tab/>of the messages. </text:span></text:p>
      <text:p text:style-name="P38">:<text:span text:style-name="T34">delimiter(lr/rl) 0x[delimiter]</text:span></text:p>
      <text:p text:style-name="P38"><text:tab/><text:span text:style-name="T34">defines the delimiter to be used in that direction</text:span></text:p>
      <text:p text:style-name="P38"><text:tab/><text:span text:style-name="T34">the delimiter inputed is the hex values, so newline would be 0xA</text:span></text:p>
      <text:p text:style-name="P38"><text:tab/><text:span text:style-name="T34">compatible with both little endian and big endian machines. </text:span></text:p>
      <text:p text:style-name="P38"><text:tab/><text:span text:style-name="T34">Setting the delimiter does not turn of record mode. </text:span></text:p>
      <text:p text:style-name="P38">:<text:span text:style-name="T34">spawnlocalpig [piggy args]</text:span></text:p>
      <text:p text:style-name="P38"><text:tab/><text:span text:style-name="T34">Creates another piggy process on the same machine when running the piggy network</text:span></text:p>
      <text:p text:style-name="P38"><text:tab/><text:span text:style-name="T34">Can only be run if piggy was launched through ./startpiggy.sh</text:span></text:p>
      <text:p text:style-name="P38"><text:tab/><text:span text:style-name="T34">[piggy args] is the same arguments used when launching a piggy from the command line</text:span></text:p>
      <text:p text:style-name="P38"><text:tab/><text:span text:style-name="T35">This means that the quoted arguments for --connect(r/l) still have to be inside quotes. </text:span></text:p>
      <text:p text:style-name="P38"><text:tab/><text:span text:style-name="T35">To navigate to different local pigs use “Ctrl-b” prefix for tmux commands. </text:span></text:p>
      <text:p text:style-name="P38"><text:tab/><text:span text:style-name="T35">Deleting pigs from outside of piggy commands will lead to unspecified results. </text:span></text:p>
      <text:p text:style-name="P38">:<text:span text:style-name="T35">spawnremotepig [</text:span><text:a xlink:type="simple" xlink:href="mailto:user@hostname" text:style-name="Internet_20_link" text:visited-style-name="Visited_20_Internet_20_Link"><text:span text:style-name="T35">user@hostname</text:span></text:a><text:span text:style-name="T35">] [connection args] [piggy args]</text:span></text:p>
      <text:p text:style-name="P38"><text:tab/><text:span text:style-name="T35">Creates another piggy on a remote machine through an ssh connection</text:span></text:p>
      <text:p text:style-name="P38"><text:tab/><text:span text:style-name="T35">The </text:span><text:a xlink:type="simple" xlink:href="mailto:user@hstname" text:style-name="Internet_20_link" text:visited-style-name="Visited_20_Internet_20_Link"><text:span text:style-name="T35">user@hostname</text:span></text:a><text:span text:style-name="T35"> would be the ssh address used to ssh over to the other machines</text:span></text:p>
      <text:p text:style-name="P38"><text:tab/><text:span text:style-name="T35">This must be the first argument given</text:span></text:p>
      <text:p text:style-name="P38"><text:tab/><text:span text:style-name="T35">Connection arguments must come before piggy args</text:span></text:p>
      <text:p text:style-name="P38"/>
      <text:p text:style-name="P38"><text:tab/><text:span text:style-name="T35">Connection arguments</text:span></text:p>
      <text:p text:style-name="P38"><text:tab/><text:tab/>-<text:span text:style-name="T35">P </text:span><text:span text:style-name="T6">port</text:span></text:p>
      <text:p text:style-name="P38"><text:span text:style-name="T35"><text:tab/><text:tab/><text:tab/>The port used by the ssh connection, defaults to 922</text:span></text:p>
      <text:p text:style-name="P38"><text:tab/><text:tab/>-<text:span text:style-name="T35">W </text:span><text:span text:style-name="T12">WD</text:span></text:p>
      <text:p text:style-name="P38"><text:span text:style-name="T35"><text:tab/><text:tab/><text:tab/>The working directory to find the piggy executable along with all the scripts </text:span></text:p>
      <text:p text:style-name="P38"><text:tab/><text:tab/><text:tab/><text:span text:style-name="T35">This is if you are ssh to a computer that does not share the same files as you do.</text:span></text:p>
      <text:p text:style-name="P39"><text:tab/><text:tab/><text:tab/><text:span text:style-name="T35">Will default the the current working directory of the piggy executable if </text:span></text:p>
      <text:p text:style-name="P39"><text:span text:style-name="T35"><text:tab/><text:tab/><text:tab/>not defined. </text:span></text:p>
      <text:p text:style-name="P39"><text:tab/></text:p>
      <text:p text:style-name="P39"><text:tab/></text:p>
      <text:p text:style-name="P38"><text:tab/><text:span text:style-name="T35">The piggy args are in the same format as the regular command line arguments. This means that </text:span></text:p>
      <text:p text:style-name="P38"><text:tab/><text:span text:style-name="T35">quoted arguments like for --connect(l/r) must still be quoted. </text:span></text:p>
      <text:p text:style-name="P40"><text:tab/>To navigate in between the different remote pigs use “ctrl-A” as the tmux prefix. </text:p>
      <text:p text:style-name="P40"><text:soft-page-break/><text:tab/>If spawning a pig on a remote machine that does not have access to the main session file that </text:p>
      <text:p text:style-name="P40"><text:tab/>pig will not have the ability to spawn any remote pigs since it cannot access that session. </text:p>
      <text:p text:style-name="P40"/>
      <text:p text:style-name="P41"><text:tab/><text:span text:style-name="T36">Command can be used to re-connect to a previously detached remote session on the </text:span></text:p>
      <text:p text:style-name="P41"><text:span text:style-name="T36"><text:tab/>piggy network. Cannot have two different sessions on the same local machine coming from the <text:tab/>same main session hierarchy. </text:span></text:p>
      <text:p text:style-name="P41"><text:tab/></text:p>
      <text:p text:style-name="P41"><text:tab/><text:span text:style-name="T37">An example of this command would be</text:span></text:p>
      <text:p text:style-name="P41"><text:tab/>:<text:span text:style-name="T37">spawnremotepig </text:span><text:a xlink:type="simple" xlink:href="mailto:spence4@cf414-19" text:style-name="Internet_20_link" text:visited-style-name="Visited_20_Internet_20_Link"><text:span text:style-name="T37">spence4@cf414-19</text:span></text:a><text:span text:style-name="T37"> -P 922 --connectr “--rp 36755 --lp 36754”</text:span></text:p>
      <text:p text:style-name="P40">:<text:span text:style-name="T36">clear</text:span></text:p>
      <text:p text:style-name="P40"><text:tab/><text:span text:style-name="T36">clears the display windows of all the text</text:span></text:p>
      <text:p text:style-name="P40">:<text:span text:style-name="T36">help [connect / listen / listenopt /protocol]</text:span></text:p>
      <text:p text:style-name="P40"><text:tab/><text:span text:style-name="T36">lists the different commands and information</text:span></text:p>
      <text:p text:style-name="P40"><text:tab/><text:span text:style-name="T36">use :help to list all piggy commands</text:span></text:p>
      <text:p text:style-name="P40"><text:tab/><text:span text:style-name="T36">use :help [arg] to get detailed information about a specific type of commands</text:span></text:p>
      <text:p text:style-name="P40">:<text:span text:style-name="T36">q</text:span></text:p>
      <text:p text:style-name="P40"><text:tab/><text:span text:style-name="T36">quites the current pig</text:span></text:p>
      <text:p text:style-name="P40"><text:tab/><text:span text:style-name="T36">if in a piggy network will only quit one pig</text:span></text:p>
      <text:p text:style-name="P40">:<text:span text:style-name="T36">d</text:span></text:p>
      <text:p text:style-name="P40"><text:tab/><text:span text:style-name="T36">detaches the local machine session, can be re-connected through spawnremotepig</text:span></text:p>
      <text:p text:style-name="P40"><text:tab/><text:span text:style-name="T36">same as using “ctrl-b” d</text:span></text:p>
      <text:p text:style-name="P40">:<text:span text:style-name="T36">d!</text:span></text:p>
      <text:p text:style-name="P40"><text:tab/><text:span text:style-name="T36">detaches the main piggy session essentially makes piggy run in the background</text:span></text:p>
      <text:p text:style-name="P40"><text:tab/><text:span text:style-name="T36">can be re-connected through calling ./startpiggy.sh -S [the session name]</text:span></text:p>
      <text:p text:style-name="P40"><text:tab/><text:span text:style-name="T36">When you re-connect this way you mus re-connect on the same machine that initially launched <text:tab/>the pigs. </text:span></text:p>
      <text:p text:style-name="P40"><text:tab/><text:span text:style-name="T36">You can make the host session on a different machine by individually detaching each local <text:tab/>machine and then recalling ./startpiggy.sh on a different machine. </text:span></text:p>
      <text:p text:style-name="P40"/>
      <text:p text:style-name="P42">HOW IT WORKS</text:p>
      <text:p text:style-name="P42">This section I will ramble about how I implemented piggy and how it works for anyone who would be doing future development with it. I have commented my code for the most part for the details of which functions handle what and what they are expecting to do. Questions or bugs can be e-mailed to me. </text:p>
      <text:p text:style-name="P42"/>
      <text:p text:style-name="P42">First off the structs I use in the program are pretty important. The big guy is pigInfo; In the entire program there only exists one of these and it hold all information about the connections and such through other sub structures. This is not a global variable and really only gets used in the higher function calls, but it passes its sub structures and then there substructures and data down throughout the functions. The reason for this implementation was legacy from how I was originally intended to set up the piggy network by means of having local pigs on the same process and by using pipe but internally. </text:p>
      <text:p text:style-name="P42"/>
      <text:p text:style-name="P42">The fdInfo contains the master sets for the select calls that prevents me from ever blocking. In older versions this struct used to be a lot bigger and hold more data, but it is convenient for passing down throughout the functions. It will be needed if you are to remove file descriptors. </text:p>
      <text:p text:style-name="P42"/>
      <text:p text:style-name="P42">The next two substructures are the side info and direction info. The side Info contains a list of socketInformation structure that pertain to the <text:span text:style-name="T38">connections</text:span> being made. <text:span text:style-name="T38">This also contains the listening information as well. The direction information on the other hand mirror each other depending if it is lr or rl. This contains a pointer to each side either specifying it as the inSide or the outSide. The </text:span><text:soft-page-break/><text:span text:style-name="T38">directionInformation struct also contains the external filtering, record mode, and strip options for the piggy in that direction. By using these structs as a mirror my lower down functions do not need to know if the data is moving from right to left or left to right, just uses pointers and works on the data. </text:span></text:p>
      <text:p text:style-name="P42"/>
      <text:p text:style-name="P43">I also have another structure that represents a circular buffer that prevents loss of data from partial writes. The idea is that I will always read in data with a max size of BUFFSIZE (default to 4000). I call functions to always guarantee that I can write that much data to all of the buffers along the way. There are really 3 different types of buffers being used. The inBuffer on the socketInformation is used when in record mode, it will store the data until it comes on a delimiter; once that happens it will send it along. It will only send the delimiter message one at a time to prevent congestion in the external filter process. There is a garmented order by which the data is received going through the piggy unless there is congestion in the external process, if that is the case then messages revived from piggy A might be sent through the piggy latter compared to messages received by piggy B. </text:p>
      <text:p text:style-name="P43"/>
      <text:p text:style-name="P43">The second buffer used is the buffer on the external process, this is to prevent partial writes when not in record mode and to preserve the order or received messages when inside record mode. Once data has hit this buffer it is guaranteed to be transited in the same order like a queue. When is record mode instead of using the regular pipe command for the child process it will use a unix domain socket set up in udp mode. Because of this when the child process calls read, it will only read a single message, even if there is more data inside the buffer. This prevents the child from ever worrying about buffering its own data when in record mode. </text:p>
      <text:p text:style-name="P43"/>
      <text:p text:style-name="P43">The final buffer is the out buffer on the socket Information. This is used to prevent partial writes when writing out data. Record mode has no effect on this buffer since it would have already have gone past a potential external filter or the initial buffer itself. This buffer is set up differently and is in the default mode of if one of the buffers is filled it will prevent reading messages from the external filter or in direction on that side until the buffer has enough space for a write. This is to have guaranteed delivery of all the messages even through congestion. Future ideas for additional implementation is to set a mode were it will drop information if the buffer is filled like udp. A good strategy for having a large amount of connections on one side is to use unix domain sockets and split the connections up like a tree. This will make it so there would be multiple layers of buffering. Side effect of this is there would be more writes and read operations required, but it would be handled across multiple processes. </text:p>
      <text:p text:style-name="P43"/>
      <text:p text:style-name="P43">I use ncurses.h to do my displaying, I print information about connections in the border. <text:span text:style-name="T39">You can use up and down arrows to get previous command calls. The idea behind the ncurses is to have it completely separate from the piggy, it knows nothing about connections, it just prints information. This is for future development in using gdk+. To print out information to the command screen simply use printfs() it acts just like printf. </text:span></text:p>
      <text:p text:style-name="P43"/>
      <text:p text:style-name="P44">The piggy network uses various bash scripts along with tmux and ssh to accomplish what it does. It should not effect any other tmux sessions running on the computer and can be run itself inside of a tmux session. In short it works somehow and was mildly complicated to jump through all the hoops to make it do so. The server name itself will make it so multiple piggy networks can be running without thrashing each other on the same network. </text:p>
      <text:p text:style-name="P44"/>
      <text:p text:style-name="P44"/>
      <text:p text:style-name="P44"/>
      <text:p text:style-name="P44"/>
      <text:p text:style-name="P44"/>
      <text:p text:style-name="P44"><text:soft-page-break/>Future Implementation Ideas</text:p>
      <text:list xml:id="list470273542005919169" text:style-name="L1">
        <text:list-item>
          <text:p text:style-name="P58">Twitter support</text:p>
          <text:list>
            <text:list-item>
              <text:p text:style-name="P58">have the ability to listen to a twitter feed and send the data through piggy</text:p>
            </text:list-item>
          </text:list>
        </text:list-item>
        <text:list-item>
          <text:p text:style-name="P58">Create a language the builds the script files to launch a piggy network</text:p>
          <text:list>
            <text:list-item>
              <text:p text:style-name="P58">give a task and computers will generate the script files for launching such a thing</text:p>
            </text:list-item>
          </text:list>
        </text:list-item>
        <text:list-item>
          <text:p text:style-name="P58">Add ability to set various socket options and view the frame data or change the frame data</text:p>
        </text:list-item>
        <text:list-item>
          <text:p text:style-name="P58">Add the ability to read HTML from a web sight</text:p>
          <text:list>
            <text:list-item>
              <text:p text:style-name="P58">This ones personal </text:p>
            </text:list-item>
          </text:list>
        </text:list-item>
        <text:list-item>
          <text:p text:style-name="P58">Ability to launch external processes that would connect like a network connection by using a script</text:p>
        </text:list-item>
        <text:list-item>
          <text:p text:style-name="P58">Use Unix domain socket Udp connections protocols, not just unix domain tcp</text:p>
        </text:list-item>
        <text:list-item>
          <text:p text:style-name="P58">A persistence option to attempt a re-connect if the connection has been dropped</text:p>
          <text:list>
            <text:list-item>
              <text:p text:style-name="P58">Can get very messy if I attempt to do fault tolerances. </text:p>
            </text:list-item>
          </text:list>
        </text:list-item>
        <text:list-item>
          <text:p text:style-name="P58">Fix little bugs and improve optimization in different places. </text:p>
        </text:list-item>
        <text:list-item>
          <text:p text:style-name="P59">Create a Man page. </text:p>
        </text:list-item>
        <text:list-item>
          <text:p text:style-name="P59">Anything else I can think of.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0T09:03:52.622062986</meta:creation-date>
    <dc:date>2016-06-08T12:43:36.398899469</dc:date>
    <meta:editing-duration>PT27M26S</meta:editing-duration>
    <meta:editing-cycles>5</meta:editing-cycles>
    <meta:generator>LibreOffice/5.0.5.2$Linux_X86_64 LibreOffice_project/00m0$Build-2</meta:generator>
    <meta:document-statistic meta:table-count="0" meta:image-count="0" meta:object-count="0" meta:page-count="9" meta:paragraph-count="302" meta:word-count="3606" meta:character-count="21038" meta:non-whitespace-character-count="17409"/>
  </office:meta>
</office:document-meta>
</file>